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ndara" fo:font-size="13pt" style:font-size-asian="13pt" style:font-size-complex="13pt"/>
    </style:style>
    <style:style style:name="P2" style:family="paragraph" style:parent-style-name="Standard" style:list-style-name="L1">
      <style:text-properties style:font-name="Candara"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Candara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dara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omework<text:line-break/></text:p>
      <text:p text:style-name="P4">Introduction to metaprogramming</text:p>
      <text:p text:style-name="P1"/>
      <text:p text:style-name="P1">Write template structures, which will perform the following calculations during compilation phase:</text:p>
      <text:list xml:id="list5586412786792919163" text:style-name="L1">
        <text:list-item>
          <text:p text:style-name="P2">Power "a^N", where 'N' is an integer,</text:p>
          <text:list>
            <text:list-item>
              <text:p text:style-name="P2">using O(N) instantiations,</text:p>
            </text:list-item>
            <text:list-item>
              <text:p text:style-name="P2">using O(log N) instantiations.</text:p>
            </text:list-item>
          </text:list>
        </text:list-item>
        <text:list-item>
          <text:p text:style-name="P2">Absolute |X| of given value 'X',</text:p>
        </text:list-item>
        <text:list-item>
          <text:p text:style-name="P2">Maximal of 3 values {A, B, C},</text:p>
        </text:list-item>
        <text:list-item>
          <text:p text:style-name="P2">Number of digits of given integer 'N',</text:p>
        </text:list-item>
        <text:list-item>
          <text:p text:style-name="P2">Number of divisors of 'N'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S</meta:editing-duration>
    <meta:editing-cycles>3</meta:editing-cycles>
    <meta:generator>OpenOffice/4.1.12$Win32 OpenOffice.org_project/4112m1$Build-9809</meta:generator>
    <dc:date>2025-03-11T17:28:57.34</dc:date>
    <meta:document-statistic meta:table-count="0" meta:image-count="0" meta:object-count="0" meta:page-count="1" meta:paragraph-count="10" meta:word-count="62" meta:character-count="364"/>
    <dc:creator>Tigran Hayrapetyan</dc:creator>
    <meta:user-defined meta:name="Info 1"/>
    <meta:user-defined meta:name="Info 2"/>
    <meta:user-defined meta:name="Info 3"/>
    <meta:user-defined meta:name="Info 4"/>
  </office:meta>
</office:document-meta>
</file>